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aecf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svg:stroke-width="0.2cm" svg:stroke-color="#800000" draw:marker-start-width="0.5cm" draw:marker-end-width="0.5cm" draw:fill="solid" draw:fill-color="#e6e6e6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-dash="Dashed_20__28_var_29_" svg:stroke-color="#008000" draw:marker-end="Arrow" draw:marker-end-width="0.3cm" draw:fill="solid" draw:fill-color="#00ae00" draw:textarea-horizontal-align="center" draw:textarea-vertical-align="middle"/>
    </style:style>
    <style:style style:name="gr7" style:family="graphic" style:parent-style-name="standard">
      <style:graphic-properties svg:stroke-color="#000000" draw:marker-end="Arrow" draw:marker-end-width="0.3cm" draw:fill="solid" draw:fill-color="#00ae00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000000" draw:fill="solid" draw:fill-color="#ccffff" draw:textarea-horizontal-align="justify" draw:textarea-vertical-align="middle" draw:auto-grow-height="false"/>
    </style:style>
    <style:style style:name="gr10" style:family="graphic" style:parent-style-name="standard">
      <style:graphic-properties draw:stroke-dash="Dashed_20__28_var_29_" svg:stroke-color="#008000" draw:marker-end="Arrow" draw:marker-end-width="0.3cm" draw:fill="solid" draw:fill-color="#e6e6e6" draw:textarea-horizontal-align="center" draw:textarea-vertical-align="middle"/>
    </style:style>
    <style:style style:name="gr11" style:family="graphic" style:parent-style-name="standard">
      <style:graphic-properties svg:stroke-color="#000000" draw:fill="solid" draw:fill-color="#ff3366" draw:textarea-vertical-align="middle" draw:auto-grow-height="false" fo:min-height="0.749cm" fo:min-width="0.499cm"/>
    </style:style>
    <style:style style:name="gr12" style:family="graphic" style:parent-style-name="standard">
      <style:graphic-properties svg:stroke-color="#000000" draw:marker-end="Arrow" draw:marker-end-width="0.3cm" draw:fill="solid" draw:fill-color="#e6e6e6" draw:textarea-horizontal-align="center" draw:textarea-vertical-align="middle"/>
    </style:style>
    <style:style style:name="gr13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15" style:family="graphic" style:parent-style-name="standard">
      <style:graphic-properties draw:stroke-dash="Dashed_20__28_var_29_" svg:stroke-color="#008000" draw:marker-start="Arrow" draw:marker-start-width="0.3cm" draw:marker-end="Arrow" draw:marker-end-width="0.3cm" draw:fill="solid" draw:fill-color="#e6e6e6" draw:textarea-horizontal-align="center" draw:textarea-vertical-align="middle"/>
    </style:style>
    <style:style style:name="gr16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17" style:family="graphic" style:parent-style-name="standard">
      <style:graphic-properties draw:stroke="dash" draw:stroke-dash="Ultrafine_20_Dashed" svg:stroke-color="#c0c0c0" draw:marker-end="Arrow" draw:marker-end-width="0.3cm" draw:fill="solid" draw:fill-color="#ffffcc" draw:textarea-horizontal-align="center" draw:textarea-vertical-align="middle"/>
    </style:style>
    <style:style style:name="gr18" style:family="graphic" style:parent-style-name="standard">
      <style:graphic-properties draw:stroke="solid" draw:stroke-dash="Ultrafine_20_Dashed" svg:stroke-color="#000000" draw:marker-end="Arrow" draw:marker-end-width="0.3cm" draw:fill="solid" draw:fill-color="#ffffcc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3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0pt" style:font-size-asian="10pt" style:font-size-complex="10pt"/>
    </style:style>
    <style:style style:name="P8" style:family="paragraph">
      <style:paragraph-properties fo:text-align="start"/>
      <style:text-properties fo:font-size="10pt" style:font-size-asian="10pt" style:font-size-complex="10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paragraph-properties fo:margin-left="0cm" fo:margin-right="0cm" fo:text-indent="0cm"/>
      <style:text-properties fo:color="#cccccc" fo:font-size="8pt" style:font-size-asian="8pt" style:font-size-complex="8pt"/>
    </style:style>
    <style:style style:name="P11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cccccc" fo:font-size="8pt" style:font-size-asian="8pt" style:font-size-complex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17" draw:layer="layout" svg:width="1.5cm" svg:height="1cm" svg:x="5.111cm" svg:y="1.754cm">
          <text:p text:style-name="P1"><text:span text:style-name="T1">start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2" draw:text-style-name="P2" draw:id="id3" draw:layer="layout" svg:width="3.546cm" svg:height="1.321cm" svg:x="4.086cm" svg:y="3.483cm">
          <text:p text:style-name="P1"><text:span text:style-name="T1">1. Notify presence</text:span></text:p>
          <text:p text:style-name="P1"><text:span text:style-name="T1">publish profi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3" draw:text-style-name="P3" draw:layer="layout" svg:width="0.5cm" svg:height="1.187cm" svg:x="7.444cm" svg:y="2.091cm">
          <draw:text-box>
            <text:p text:style-name="P5"/>
          </draw:text-box>
        </draw:frame>
        <draw:custom-shape draw:style-name="gr4" draw:text-style-name="P2" draw:id="id4" draw:layer="layout" svg:width="3.097cm" svg:height="1.97cm" svg:x="10.019cm" svg:y="3.744cm">
          <text:p text:style-name="P1"><text:span text:style-name="T1">2.</text:span></text:p>
          <text:p text:style-name="P1"><text:span text:style-name="T1">Has PSC</text:span></text:p>
          <text:p text:style-name="P1"><text:span text:style-name="T1">valid </text:span></text:p>
          <text:p text:style-name="P1"><text:span text:style-name="T1"><text:s/></text:span><text:span text:style-name="T1">cooki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draw:id="id1" draw:layer="layout" svg:width="2.393cm" svg:height="0.844cm" svg:x="14.439cm" svg:y="4.307cm">
          <text:p text:style-name="P1"><text:span text:style-name="T1">Reject PS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4" draw:id="id2" draw:layer="layout" svg:x1="8.67cm" svg:y1="5.207cm" svg:x2="8.67cm" svg:y2="7.966cm">
          <text:p text:style-name="P5"/>
        </draw:line>
        <draw:connector draw:style-name="gr6" draw:text-style-name="P4" draw:layer="layout" svg:x1="15.635cm" svg:y1="5.149cm" svg:x2="8.67cm" svg:y2="7.966cm" draw:start-shape="id1" draw:start-glue-point="6" draw:end-shape="id2" draw:end-glue-point="2">
          <text:p text:style-name="P5"/>
        </draw:connector>
        <draw:connector draw:style-name="gr6" draw:text-style-name="P4" draw:layer="layout" draw:line-skew="-3.458cm -1.657cm" svg:x1="5.858cm" svg:y1="4.804cm" svg:x2="8.67cm" svg:y2="5.207cm" draw:start-shape="id3" draw:start-glue-point="6" draw:end-shape="id2" draw:end-glue-point="0">
          <text:p text:style-name="P5"/>
        </draw:connector>
        <draw:connector draw:style-name="gr6" draw:text-style-name="P4" draw:layer="layout" svg:x1="11.567cm" svg:y1="5.712cm" svg:x2="8.67cm" svg:y2="6.586cm" draw:start-shape="id4" draw:start-glue-point="6" draw:end-shape="id2" draw:end-glue-point="1">
          <text:p text:style-name="P5"/>
        </draw:connector>
        <draw:connector draw:style-name="gr6" draw:text-style-name="P4" draw:layer="layout" svg:x1="8.67cm" svg:y1="5.207cm" svg:x2="10.019cm" svg:y2="4.728cm" draw:start-shape="id2" draw:start-glue-point="0" draw:end-shape="id4" draw:end-glue-point="5">
          <text:p text:style-name="P5"/>
        </draw:connector>
        <draw:connector draw:style-name="gr7" draw:text-style-name="P4" draw:layer="layout" svg:x1="13.116cm" svg:y1="4.728cm" svg:x2="14.439cm" svg:y2="4.728cm" draw:start-shape="id4" draw:start-glue-point="7" draw:end-shape="id1" draw:end-glue-point="5">
          <text:p text:style-name="P5"/>
        </draw:connector>
        <draw:frame draw:style-name="gr8" draw:text-style-name="P3" draw:layer="layout" svg:width="0.862cm" svg:height="0.569cm" svg:x="13.117cm" svg:y="4.194cm">
          <draw:text-box>
            <text:p text:style-name="P5"><text:span text:style-name="T1">No</text:span></text:p>
          </draw:text-box>
        </draw:frame>
        <draw:frame draw:style-name="gr8" draw:text-style-name="P3" draw:layer="layout" svg:width="0.968cm" svg:height="0.569cm" svg:x="9.599cm" svg:y="6.079cm">
          <draw:text-box>
            <text:p text:style-name="P5"><text:span text:style-name="T1">Yes</text:span></text:p>
          </draw:text-box>
        </draw:frame>
        <draw:custom-shape draw:style-name="gr9" draw:text-style-name="P2" draw:id="id5" draw:layer="layout" svg:width="2.842cm" svg:height="2.054cm" svg:x="4.306cm" svg:y="6.937cm">
          <text:p text:style-name="P1"><text:span text:style-name="T1">3. Received </text:span></text:p>
          <text:p text:style-name="P1"><text:span text:style-name="T1">INVALID</text:span></text:p>
          <text:p text:style-name="P1"><text:span text:style-name="T1">msg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0" draw:text-style-name="P4" draw:layer="layout" svg:x1="8.67cm" svg:y1="7.966cm" svg:x2="7.146cm" svg:y2="7.963cm" draw:start-shape="id2" draw:start-glue-point="2" draw:end-shape="id5" draw:end-glue-point="7">
          <text:p text:style-name="P5"/>
        </draw:connector>
        <draw:custom-shape draw:style-name="gr11" draw:text-style-name="P2" draw:id="id6" draw:layer="layout" svg:width="1.211cm" svg:height="1.294cm" svg:x="1.745cm" svg:y="7.32cm">
          <text:p text:style-name="P1"><text:span text:style-name="T1">End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2" draw:text-style-name="P4" draw:layer="layout" svg:x1="4.306cm" svg:y1="7.963cm" svg:x2="2.956cm" svg:y2="7.966cm" draw:start-shape="id5" draw:start-glue-point="5" draw:end-shape="id6" draw:end-glue-point="10">
          <text:p text:style-name="P5"/>
        </draw:connector>
        <draw:frame draw:style-name="gr8" draw:text-style-name="P3" draw:layer="layout" svg:width="0.968cm" svg:height="0.569cm" svg:x="3.349cm" svg:y="7.459cm">
          <draw:text-box>
            <text:p text:style-name="P5"><text:span text:style-name="T1">Yes</text:span></text:p>
          </draw:text-box>
        </draw:frame>
        <draw:frame draw:style-name="gr13" draw:text-style-name="P3" draw:layer="layout" svg:width="2.013cm" svg:height="0.569cm" svg:x="9.121cm" svg:y="6.503cm">
          <draw:text-box>
            <text:p text:style-name="P5"><text:span text:style-name="T1">Send profile</text:span></text:p>
          </draw:text-box>
        </draw:frame>
        <draw:custom-shape draw:style-name="gr9" draw:text-style-name="P2" draw:id="id7" draw:layer="layout" svg:width="2.956cm" svg:height="1.633cm" svg:x="4.25cm" svg:y="10.19cm">
          <text:p text:style-name="P1"><text:span text:style-name="T1">4. Store profile &amp; </text:span></text:p>
          <text:p text:style-name="P1"><text:span text:style-name="T1">service list in </text:span></text:p>
          <text:p text:style-name="P1"><text:span text:style-name="T2">RoutingTab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4" draw:layer="layout" svg:x1="5.726cm" svg:y1="8.989cm" svg:x2="5.727cm" svg:y2="10.19cm" draw:start-shape="id5" draw:start-glue-point="6" draw:end-shape="id7" draw:end-glue-point="4">
          <text:p text:style-name="P5"/>
        </draw:connector>
        <draw:frame draw:style-name="gr8" draw:text-style-name="P3" draw:layer="layout" svg:width="0.862cm" svg:height="0.569cm" svg:x="5.518cm" svg:y="9.091cm">
          <draw:text-box>
            <text:p text:style-name="P5"><text:span text:style-name="T1">No</text:span></text:p>
          </draw:text-box>
        </draw:frame>
        <draw:custom-shape draw:style-name="gr9" draw:text-style-name="P2" draw:id="id8" draw:layer="layout" svg:width="2.111cm" svg:height="1.435cm" svg:x="4.643cm" svg:y="12.509cm">
          <text:p text:style-name="P1"><text:span text:style-name="T1">5.</text:span></text:p>
          <text:p text:style-name="P1"><text:span text:style-name="T1">Iterate over</text:span></text:p>
          <text:p text:style-name="P1"><text:span text:style-name="T1">services</text:span></text:p>
          <draw:enhanced-geometry svg:viewBox="0 0 21600 21600" draw:glue-points="10800 0 0 10800 10800 21600 21600 10800" draw:text-areas="3100 3100 18500 18500" draw:type="flowchart-sequential-access" draw:enhanced-path="M 20980 18150 L 20980 21600 10670 21600 C 4770 21540 0 16720 0 10800 0 4840 4840 0 10800 0 16740 0 21600 4840 21600 10800 21600 13520 20550 16160 18670 18170 Z N"/>
        </draw:custom-shape>
        <draw:custom-shape draw:style-name="gr9" draw:text-style-name="P2" draw:id="id9" draw:layer="layout" svg:width="3.407cm" svg:height="1.999cm" svg:x="3.996cm" svg:y="15.058cm">
          <text:p text:style-name="P1"><text:span text:style-name="T1">6. Does router</text:span></text:p>
          <text:p text:style-name="P1"><text:span text:style-name="T1">have complete</text:span></text:p>
          <text:p text:style-name="P1"><text:span text:style-name="T1">svc profil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2" draw:id="id10" draw:layer="layout" svg:width="2.59cm" svg:height="1.745cm" svg:x="8.998cm" svg:y="15.19cm">
          <text:p text:style-name="P1"><text:span text:style-name="T1">8. Pick a service</text:span></text:p>
          <text:p text:style-name="P1"><text:span text:style-name="T1">provider PSC at</text:span></text:p>
          <text:p text:style-name="P1"><text:span text:style-name="T1">random; request</text:span></text:p>
          <text:p text:style-name="P1"><text:span text:style-name="T1">profil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id="id11" draw:layer="layout" svg:width="3.068cm" svg:height="1.857cm" svg:x="12.694cm" svg:y="13.173cm">
          <text:p text:style-name="P1"><text:span text:style-name="T1">9. Set interrupt</text:span></text:p>
          <text:p text:style-name="P1"><text:span text:style-name="T1">to check profile </text:span></text:p>
          <text:p text:style-name="P1"><text:span text:style-name="T1">received; re-issue</text:span></text:p>
          <text:p text:style-name="P1"><text:span text:style-name="T1">request if n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4" draw:id="id12" draw:layer="layout" svg:x1="13.183cm" svg:y1="17.186cm" svg:x2="13.183cm" svg:y2="19.945cm">
          <text:p text:style-name="P5"/>
        </draw:line>
        <draw:custom-shape draw:style-name="gr14" draw:text-style-name="P2" draw:id="id13" draw:layer="layout" svg:width="3.434cm" svg:height="1.745cm" svg:x="14.356cm" svg:y="17.676cm">
          <text:p text:style-name="P1"><text:span text:style-name="T1">10. Return profiles for</text:span></text:p>
          <text:p text:style-name="P1"><text:span text:style-name="T1">all versions of</text:span></text:p>
          <text:p text:style-name="P1"><text:span text:style-name="T1">the service being </text:span></text:p>
          <text:p text:style-name="P1"><text:span text:style-name="T1">ru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draw:id="id14" draw:layer="layout" svg:width="2.393cm" svg:height="0.872cm" svg:x="9.385cm" svg:y="19.507cm">
          <text:p text:style-name="P1"><text:span text:style-name="T1">11. Store pro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draw:id="id15" draw:layer="layout" svg:width="3.04cm" svg:height="1.661cm" svg:x="4.182cm" svg:y="18.323cm">
          <text:p text:style-name="P1"><text:span text:style-name="T1">7. Any more</text:span></text:p>
          <text:p text:style-name="P1"><text:span text:style-name="T1">service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draw:id="id16" draw:layer="layout" svg:width="1.576cm" svg:height="1.604cm" svg:x="4.915cm" svg:y="21.393cm">
          <text:p text:style-name="P1"><text:span text:style-name="T1">Done</text:span></text:p>
          <text:p text:style-name="P1"><text:span text:style-name="T1">Startup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12" draw:text-style-name="P4" draw:layer="layout" svg:x1="5.727cm" svg:y1="11.821cm" svg:x2="5.698cm" svg:y2="12.509cm" draw:start-shape="id7" draw:start-glue-point="6" draw:end-shape="id8" draw:end-glue-point="4">
          <text:p text:style-name="P5"/>
        </draw:connector>
        <draw:connector draw:style-name="gr12" draw:text-style-name="P4" draw:layer="layout" svg:x1="5.698cm" svg:y1="13.942cm" svg:x2="5.698cm" svg:y2="15.058cm" draw:start-shape="id8" draw:start-glue-point="6" draw:end-shape="id9" draw:end-glue-point="4">
          <text:p text:style-name="P5"/>
        </draw:connector>
        <draw:connector draw:style-name="gr12" draw:text-style-name="P4" draw:layer="layout" svg:x1="7.401cm" svg:y1="16.056cm" svg:x2="8.998cm" svg:y2="16.062cm" draw:start-shape="id9" draw:start-glue-point="7" draw:end-shape="id10" draw:end-glue-point="3">
          <text:p text:style-name="P5"/>
        </draw:connector>
        <draw:connector draw:style-name="gr12" draw:text-style-name="P4" draw:layer="layout" svg:x1="11.588cm" svg:y1="16.062cm" svg:x2="12.694cm" svg:y2="14.101cm" draw:start-shape="id10" draw:start-glue-point="1" draw:end-shape="id11">
          <text:p text:style-name="P5"/>
        </draw:connector>
        <draw:connector draw:style-name="gr10" draw:text-style-name="P4" draw:layer="layout" draw:line-skew="-0.247cm" svg:x1="10.293cm" svg:y1="16.935cm" svg:x2="13.183cm" svg:y2="17.186cm" draw:start-shape="id10" draw:start-glue-point="2" draw:end-shape="id12" draw:end-glue-point="0">
          <text:p text:style-name="P5"/>
        </draw:connector>
        <draw:connector draw:style-name="gr15" draw:text-style-name="P4" draw:layer="layout" draw:line-skew="1.093cm" svg:x1="13.183cm" svg:y1="18.565cm" svg:x2="14.356cm" svg:y2="18.547cm" draw:start-shape="id12" draw:start-glue-point="1" draw:end-shape="id13" draw:end-glue-point="5">
          <text:p text:style-name="P5"/>
        </draw:connector>
        <draw:connector draw:style-name="gr10" draw:text-style-name="P4" draw:layer="layout" svg:x1="13.183cm" svg:y1="19.945cm" svg:x2="11.778cm" svg:y2="19.942cm" draw:start-shape="id12" draw:start-glue-point="2" draw:end-shape="id14" draw:end-glue-point="7">
          <text:p text:style-name="P5"/>
        </draw:connector>
        <draw:connector draw:style-name="gr12" draw:text-style-name="P4" draw:layer="layout" svg:x1="5.698cm" svg:y1="17.056cm" svg:x2="5.701cm" svg:y2="18.323cm" draw:start-shape="id9" draw:start-glue-point="6" draw:end-shape="id15" draw:end-glue-point="4">
          <text:p text:style-name="P5"/>
        </draw:connector>
        <draw:connector draw:style-name="gr12" draw:text-style-name="P4" draw:layer="layout" svg:x1="5.701cm" svg:y1="19.982cm" svg:x2="5.702cm" svg:y2="21.393cm" draw:start-shape="id15" draw:start-glue-point="6" draw:end-shape="id16" draw:end-glue-point="4">
          <text:p text:style-name="P5"/>
        </draw:connector>
        <draw:connector draw:style-name="gr12" draw:text-style-name="P4" draw:layer="layout" draw:line-skew="-0.793cm" svg:x1="4.182cm" svg:y1="19.152cm" svg:x2="4.643cm" svg:y2="13.225cm" draw:start-shape="id15" draw:start-glue-point="5" draw:end-shape="id8" draw:end-glue-point="5">
          <text:p text:style-name="P5"/>
        </draw:connector>
        <draw:connector draw:style-name="gr12" draw:text-style-name="P4" draw:id="id18" draw:layer="layout" svg:x1="5.858cm" svg:y1="3.483cm" svg:x2="5.858cm" svg:y2="3.483cm" draw:start-shape="id3" draw:start-glue-point="4" draw:end-shape="id3" draw:end-glue-point="4">
          <text:p text:style-name="P5"/>
        </draw:connector>
        <draw:custom-shape draw:style-name="gr14" draw:text-style-name="P7" draw:layer="layout" svg:width="11.484cm" svg:height="1.041cm" svg:x="2.168cm" svg:y="23.785cm">
          <text:p text:style-name="P6"><text:span text:style-name="T3">Yellow boxes indicate processes that occur on all PSCs which </text:span></text:p>
          <text:p text:style-name="P6"><text:span text:style-name="T3">receive the message broadca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8" draw:layer="layout" svg:width="11.541cm" svg:height="0.985cm" svg:x="2.139cm" svg:y="25.051cm">
          <text:p text:style-name="P6"><text:span text:style-name="T3">Blue boxes are processes <text:s/>on the controlling PSC that occur in response</text:span></text:p>
          <text:p text:style-name="P6"><text:span text:style-name="T3">to each message received from remote PSC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8" draw:layer="layout" svg:width="11.541cm" svg:height="0.986cm" svg:x="2.139cm" svg:y="26.345cm">
          <text:p text:style-name="P6"><text:span text:style-name="T3">The red line represents the message bus and green links are messages</text:span></text:p>
          <text:p text:style-name="P6"><text:span text:style-name="T3">sent on the bus or received from the bu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text-style-name="P9" draw:layer="layout" svg:width="3.923cm" svg:height="0.962cm" svg:x="16.077cm" svg:y="1cm">
          <draw:text-box>
            <text:p text:style-name="P5"><text:span text:style-name="T4">PSC startup</text:span></text:p>
          </draw:text-box>
        </draw:frame>
        <draw:connector draw:style-name="gr17" draw:text-style-name="P4" draw:layer="layout" draw:type="curve" draw:line-skew="0.664cm -0.708cm" svg:x1="15.762cm" svg:y1="14.101cm" svg:x2="10.293cm" svg:y2="15.19cm" draw:start-shape="id11" draw:start-glue-point="7" draw:end-shape="id10" draw:end-glue-point="0">
          <text:p text:style-name="P5"/>
        </draw:connector>
        <draw:frame draw:style-name="gr8" draw:text-style-name="P10" draw:layer="layout" svg:width="1.302cm" svg:height="0.569cm" draw:transform="rotate (-0.33353242005724) translate (14.336cm 11.14cm)">
          <draw:text-box>
            <text:p text:style-name="P5"><text:span text:style-name="T5">trigger</text:span></text:p>
          </draw:text-box>
        </draw:frame>
        <draw:frame draw:style-name="gr8" draw:text-style-name="P3" draw:layer="layout" svg:width="0.862cm" svg:height="0.569cm" svg:x="7.517cm" svg:y="15.566cm">
          <draw:text-box>
            <text:p text:style-name="P5"><text:span text:style-name="T1">No</text:span></text:p>
          </draw:text-box>
        </draw:frame>
        <draw:connector draw:style-name="gr18" draw:text-style-name="P11" draw:layer="layout" svg:x1="8.998cm" svg:y1="16.062cm" svg:x2="7.222cm" svg:y2="19.152cm" draw:start-shape="id10" draw:start-glue-point="3" draw:end-shape="id15" draw:end-glue-point="7">
          <text:p text:style-name="P5"/>
        </draw:connector>
        <draw:frame draw:style-name="gr8" draw:text-style-name="P3" draw:layer="layout" svg:width="0.968cm" svg:height="0.569cm" svg:x="5.517cm" svg:y="17.199cm">
          <draw:text-box>
            <text:p text:style-name="P5"><text:span text:style-name="T1">Yes</text:span></text:p>
          </draw:text-box>
        </draw:frame>
        <draw:connector draw:style-name="gr18" draw:text-style-name="P11" draw:layer="layout" draw:line-skew="-1.027cm" svg:x1="5.86cm" svg:y1="2.754cm" svg:x2="5.858cm" svg:y2="3.483cm" draw:start-shape="id17" draw:start-glue-point="8" draw:end-shape="id18" draw:end-glue-point="0">
          <text:p text:style-name="P5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Matthew Pontefract</meta:initial-creator>
    <meta:creation-date>2008-03-31T21:33:11</meta:creation-date>
    <dc:creator>Matthew Pontefract</dc:creator>
    <dc:date>2008-04-01T15:19:15</dc:date>
    <meta:printed-by>Matthew Pontefract</meta:printed-by>
    <meta:print-date>2008-04-01T15:14:21</meta:print-date>
    <meta:editing-cycles>14</meta:editing-cycles>
    <meta:editing-duration>PT12H9M15S</meta:editing-duration>
    <meta:user-defined meta:name="Info 1"/>
    <meta:user-defined meta:name="Info 2"/>
    <meta:user-defined meta:name="Info 3"/>
    <meta:user-defined meta:name="Info 4"/>
    <meta:document-statistic meta:object-count="52"/>
  </office:meta>
</office:document-meta>
</file>